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4" style:family="paragraph" style:parent-style-name="Contents_20_3">
      <style:paragraph-properties>
        <style:tab-stops>
          <style:tab-stop style:position="6.939in" style:type="right" style:leader-style="dotted" style:leader-text="."/>
        </style:tab-stops>
      </style:paragraph-properties>
    </style:style>
    <style:style style:name="P155"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6"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7" style:family="paragraph" style:parent-style-name="Heading_20_2">
      <style:text-properties style:font-name="Arial2" fo:font-size="10pt" style:font-size-asian="10pt" style:font-size-complex="10pt"/>
    </style:style>
    <style:style style:name="P158" style:family="paragraph" style:parent-style-name="Heading_20_2">
      <style:text-properties fo:font-style="normal" fo:font-weight="normal" style:font-style-asian="normal" style:font-weight-asian="normal" style:font-style-complex="normal" style:font-weight-complex="normal"/>
    </style:style>
    <style:style style:name="P159" style:family="paragraph" style:parent-style-name="Heading_20_2">
      <style:paragraph-properties fo:break-before="page"/>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font-style="normal" style:font-style-asian="normal" style:font-style-complex="normal"/>
    </style:style>
    <style:style style:name="P162" style:family="paragraph" style:parent-style-name="Appendix">
      <style:paragraph-properties fo:break-before="page"/>
    </style:style>
    <style:style style:name="P163" style:family="paragraph" style:parent-style-name="Appendix">
      <style:paragraph-properties fo:margin-left="0in" fo:margin-right="0in" fo:text-indent="0in" style:auto-text-indent="false" fo:break-before="page"/>
    </style:style>
    <style:style style:name="P164" style:family="paragraph" style:parent-style-name="Standard" style:list-style-name="L2"/>
    <style:style style:name="P165" style:family="paragraph" style:parent-style-name="Standard" style:list-style-name="L5">
      <style:paragraph-properties fo:margin-top="0in" fo:margin-bottom="0.0783in"/>
    </style:style>
    <style:style style:name="P166" style:family="paragraph" style:parent-style-name="Heading_20_3">
      <style:paragraph-properties fo:break-before="page"/>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2">
      <style:paragraph-properties>
        <style:tab-stops>
          <style:tab-stop style:position="3.9563in"/>
        </style:tab-stops>
      </style:paragraph-properties>
    </style:style>
    <style:style style:name="P173" style:family="paragraph" style:parent-style-name="Text_20_body" style:list-style-name="L4"/>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9" style:family="paragraph" style:parent-style-name="Text_20_body" style:list-style-name="L2">
      <style:paragraph-properties fo:margin-top="0in" fo:margin-bottom="0.0783in">
        <style:tab-stops>
          <style:tab-stop style:position="4.5654in"/>
        </style:tab-stops>
      </style:paragraph-properties>
    </style:style>
    <style:style style:name="P180" style:family="paragraph" style:parent-style-name="Text_20_body" style:list-style-name="L2">
      <style:paragraph-properties fo:margin-top="0in" fo:margin-bottom="0.1575in">
        <style:tab-stops>
          <style:tab-stop style:position="4.5366in"/>
        </style:tab-stops>
      </style:paragraph-properties>
    </style:style>
    <style:style style:name="P18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2" style:family="paragraph" style:parent-style-name="Text_20_body" style:list-style-name="L2">
      <style:paragraph-properties fo:margin-top="0.1575in" fo:margin-bottom="0.0783in"/>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3" text:outline-level="1"><text:a xlink:type="simple" xlink:href="#__RefHeading__15221_972012461" text:style-name="Internet_20_link" text:visited-style-name="Internet_20_link">1 <text:s/><text:tab/>Introduction<text:tab/>4</text:a></text:h>
          <text:h text:style-name="P153" text:outline-level="1"><text:a xlink:type="simple" xlink:href="#__RefHeading__249846_2109382754" text:style-name="Internet_20_link" text:visited-style-name="Internet_20_link">2 <text:s/><text:tab/>Core Functionality<text:tab/>4</text:a></text:h>
          <text:p text:style-name="P155"><text:a xlink:type="simple" xlink:href="#__RefHeading__15223_972012461" text:style-name="Internet_20_link" text:visited-style-name="Internet_20_link">2.1<text:tab/>Architecture<text:tab/>4</text:a></text:p>
          <text:p text:style-name="P155"><text:a xlink:type="simple" xlink:href="#__RefHeading__15225_972012461" text:style-name="Internet_20_link" text:visited-style-name="Internet_20_link">2.2<text:tab/>Provisioning API<text:tab/>4</text:a></text:p>
          <text:p text:style-name="P155"><text:a xlink:type="simple" xlink:href="#__RefHeading__15229_972012461" text:style-name="Internet_20_link" text:visited-style-name="Internet_20_link">2.3<text:tab/>User API<text:tab/>5</text:a></text:p>
          <text:p text:style-name="P155"><text:a xlink:type="simple" xlink:href="#__RefHeading__15231_972012461" text:style-name="Internet_20_link" text:visited-style-name="Internet_20_link">2.4<text:tab/>Security Model<text:tab/>5</text:a></text:p>
          <text:p text:style-name="P155"><text:a xlink:type="simple" xlink:href="#__RefHeading__15233_972012461" text:style-name="Internet_20_link" text:visited-style-name="Internet_20_link">2.5<text:tab/>Transaction Based Operation<text:tab/>5</text:a></text:p>
          <text:p text:style-name="P155"><text:a xlink:type="simple" xlink:href="#__RefHeading__32884_823033893" text:style-name="Internet_20_link" text:visited-style-name="Internet_20_link">2.6<text:tab/>Privacy Enabled Provisioning<text:tab/>6</text:a></text:p>
          <text:p text:style-name="P155"><text:a xlink:type="simple" xlink:href="#__RefHeading__16753_976989119" text:style-name="Internet_20_link" text:visited-style-name="Internet_20_link">2.7<text:tab/>Device ID<text:tab/>6</text:a></text:p>
          <text:p text:style-name="P155"><text:a xlink:type="simple" xlink:href="#__RefHeading__177013_2109382754" text:style-name="Internet_20_link" text:visited-style-name="Internet_20_link">2.8<text:tab/>Backward Compatibility<text:tab/>6</text:a></text:p>
          <text:h text:style-name="P153" text:outline-level="1"><text:a xlink:type="simple" xlink:href="#__RefHeading__15235_972012461" text:style-name="Internet_20_link" text:visited-style-name="Internet_20_link">3 <text:s/><text:tab/>Objects<text:tab/>7</text:a></text:h>
          <text:p text:style-name="P155"><text:a xlink:type="simple" xlink:href="#__RefHeading__15237_972012461" text:style-name="Internet_20_link" text:visited-style-name="Internet_20_link">3.1<text:tab/>Key Entries<text:tab/>7</text:a></text:p>
          <text:p text:style-name="P155"><text:a xlink:type="simple" xlink:href="#__RefHeading__15239_972012461" text:style-name="Internet_20_link" text:visited-style-name="Internet_20_link">3.2<text:tab/>Key Protection Objects<text:tab/>8</text:a></text:p>
          <text:p text:style-name="P155"><text:a xlink:type="simple" xlink:href="#__RefHeading__15241_972012461" text:style-name="Internet_20_link" text:visited-style-name="Internet_20_link">3.3<text:tab/>Provisioning Objects<text:tab/>8</text:a></text:p>
          <text:h text:style-name="P153" text:outline-level="1"><text:a xlink:type="simple" xlink:href="#__RefHeading__15243_972012461" text:style-name="Internet_20_link" text:visited-style-name="Internet_20_link">4 <text:s/><text:tab/>Algorithm Support<text:tab/>9</text:a></text:h>
          <text:h text:style-name="P153" text:outline-level="1"><text:a xlink:type="simple" xlink:href="#__RefHeading__15245_972012461" text:style-name="Internet_20_link" text:visited-style-name="Internet_20_link">5 <text:s/><text:tab/>Key Protection Attributes<text:tab/>10</text:a></text:h>
          <text:p text:style-name="P155"><text:a xlink:type="simple" xlink:href="#__RefHeading__15247_972012461" text:style-name="Internet_20_link" text:visited-style-name="Internet_20_link">5.1<text:tab/>Key Export<text:tab/>10</text:a></text:p>
          <text:p text:style-name="P155"><text:a xlink:type="simple" xlink:href="#__RefHeading__15249_972012461" text:style-name="Internet_20_link" text:visited-style-name="Internet_20_link">5.2<text:tab/>Key Delete<text:tab/>10</text:a></text:p>
          <text:p text:style-name="P155"><text:a xlink:type="simple" xlink:href="#__RefHeading__15251_972012461" text:style-name="Internet_20_link" text:visited-style-name="Internet_20_link">5.3<text:tab/>PIN Input Methods<text:tab/>11</text:a></text:p>
          <text:p text:style-name="P155"><text:a xlink:type="simple" xlink:href="#__RefHeading__15253_972012461" text:style-name="Internet_20_link" text:visited-style-name="Internet_20_link">5.4<text:tab/>PIN Patterns<text:tab/>11</text:a></text:p>
          <text:p text:style-name="P155"><text:a xlink:type="simple" xlink:href="#__RefHeading__15255_972012461" text:style-name="Internet_20_link" text:visited-style-name="Internet_20_link">5.5<text:tab/>PIN and PUK Formats<text:tab/>11</text:a></text:p>
          <text:p text:style-name="P155"><text:a xlink:type="simple" xlink:href="#__RefHeading__15257_972012461" text:style-name="Internet_20_link" text:visited-style-name="Internet_20_link">5.6<text:tab/>PIN Grouping<text:tab/>12</text:a></text:p>
          <text:p text:style-name="P155"><text:a xlink:type="simple" xlink:href="#__RefHeading__15259_972012461" text:style-name="Internet_20_link" text:visited-style-name="Internet_20_link">5.7<text:tab/>Key Application Usage<text:tab/>12</text:a></text:p>
          <text:p text:style-name="P155"><text:a xlink:type="simple" xlink:href="#__RefHeading__15261_972012461" text:style-name="Internet_20_link" text:visited-style-name="Internet_20_link">5.8<text:tab/>Biometric Protection<text:tab/>13</text:a></text:p>
          <text:h text:style-name="P153" text:outline-level="1"><text:a xlink:type="simple" xlink:href="#__RefHeading__797652_2146041088" text:style-name="Internet_20_link" text:visited-style-name="Internet_20_link">6 <text:s/><text:tab/>Session Security Mechanisms<text:tab/>14</text:a></text:h>
          <text:p text:style-name="P155"><text:a xlink:type="simple" xlink:href="#__RefHeading__15339_972012461" text:style-name="Internet_20_link" text:visited-style-name="Internet_20_link">6.1<text:tab/>Encrypted Data<text:tab/>14</text:a></text:p>
          <text:p text:style-name="P155"><text:a xlink:type="simple" xlink:href="#__RefHeading__15341_972012461" text:style-name="Internet_20_link" text:visited-style-name="Internet_20_link">6.2<text:tab/>MAC Operations<text:tab/>14</text:a></text:p>
          <text:p text:style-name="P155"><text:a xlink:type="simple" xlink:href="#__RefHeading__15343_972012461" text:style-name="Internet_20_link" text:visited-style-name="Internet_20_link">6.3<text:tab/>Attestations<text:tab/>14</text:a></text:p>
          <text:p text:style-name="P155"><text:a xlink:type="simple" xlink:href="#__RefHeading__15345_972012461" text:style-name="Internet_20_link" text:visited-style-name="Internet_20_link">6.4<text:tab/>Target Key Reference<text:tab/>14</text:a></text:p>
          <text:h text:style-name="P153" text:outline-level="1"><text:a xlink:type="simple" xlink:href="#__RefHeading__135131_2109382754" text:style-name="Internet_20_link" text:visited-style-name="Internet_20_link">7 <text:s/><text:tab/>Detailed Operation<text:tab/>15</text:a></text:h>
          <text:p text:style-name="P155"><text:a xlink:type="simple" xlink:href="#__RefHeading__15263_972012461" text:style-name="Internet_20_link" text:visited-style-name="Internet_20_link">7.1<text:tab/>Data Types<text:tab/>15</text:a></text:p>
          <text:p text:style-name="P155"><text:a xlink:type="simple" xlink:href="#__RefHeading__15267_972012461" text:style-name="Internet_20_link" text:visited-style-name="Internet_20_link">7.2<text:tab/>Return Values<text:tab/>16</text:a></text:p>
          <text:p text:style-name="P155"><text:a xlink:type="simple" xlink:href="#__RefHeading__15269_972012461" text:style-name="Internet_20_link" text:visited-style-name="Internet_20_link">7.3<text:tab/>Error Codes<text:tab/>16</text:a></text:p>
          <text:p text:style-name="P155"><text:a xlink:type="simple" xlink:href="#__RefHeading__135133_2109382754" text:style-name="Internet_20_link" text:visited-style-name="Internet_20_link">7.4<text:tab/>Method List<text:tab/>16</text:a></text:p>
          <text:p text:style-name="P154"><text:a xlink:type="simple" xlink:href="#__RefHeading__15271_972012461" text:style-name="Internet_20_link" text:visited-style-name="Internet_20_link">getDeviceInfo [1]<text:tab/>17</text:a></text:p>
          <text:p text:style-name="P154"><text:a xlink:type="simple" xlink:href="#__RefHeading__15273_972012461" text:style-name="Internet_20_link" text:visited-style-name="Internet_20_link">createProvisioningSession [2]<text:tab/>19</text:a></text:p>
          <text:p text:style-name="P154"><text:a xlink:type="simple" xlink:href="#__RefHeading__15275_972012461" text:style-name="Internet_20_link" text:visited-style-name="Internet_20_link">closeProvisioningSession [3]<text:tab/>25</text:a></text:p>
          <text:p text:style-name="P154"><text:a xlink:type="simple" xlink:href="#__RefHeading__15277_972012461" text:style-name="Internet_20_link" text:visited-style-name="Internet_20_link">enumerateProvisioningSessions [4]<text:tab/>26</text:a></text:p>
          <text:p text:style-name="P154"><text:a xlink:type="simple" xlink:href="#__RefHeading__15279_972012461" text:style-name="Internet_20_link" text:visited-style-name="Internet_20_link">abortProvisioningSession [5]<text:tab/>27</text:a></text:p>
          <text:p text:style-name="P154"><text:soft-page-break/><text:a xlink:type="simple" xlink:href="#__RefHeading__15281_972012461" text:style-name="Internet_20_link" text:visited-style-name="Internet_20_link">signProvisioningSessionData [6]<text:tab/>28</text:a></text:p>
          <text:p text:style-name="P154"><text:a xlink:type="simple" xlink:href="#__RefHeading__15283_972012461" text:style-name="Internet_20_link" text:visited-style-name="Internet_20_link">createPUKPolicy [7]<text:tab/>29</text:a></text:p>
          <text:p text:style-name="P154"><text:a xlink:type="simple" xlink:href="#__RefHeading__15285_972012461" text:style-name="Internet_20_link" text:visited-style-name="Internet_20_link">createPINPolicy [8]<text:tab/>30</text:a></text:p>
          <text:p text:style-name="P154"><text:a xlink:type="simple" xlink:href="#__RefHeading__15287_972012461" text:style-name="Internet_20_link" text:visited-style-name="Internet_20_link">createKeyEntry [9]<text:tab/>31</text:a></text:p>
          <text:p text:style-name="P154"><text:a xlink:type="simple" xlink:href="#__RefHeading__15289_972012461" text:style-name="Internet_20_link" text:visited-style-name="Internet_20_link">getKeyHandle [10]<text:tab/>35</text:a></text:p>
          <text:p text:style-name="P154"><text:a xlink:type="simple" xlink:href="#__RefHeading__15291_972012461" text:style-name="Internet_20_link" text:visited-style-name="Internet_20_link">setCertificatePath [11]<text:tab/>36</text:a></text:p>
          <text:p text:style-name="P154"><text:a xlink:type="simple" xlink:href="#__RefHeading__15293_972012461" text:style-name="Internet_20_link" text:visited-style-name="Internet_20_link">importSymmetricKey [12]<text:tab/>38</text:a></text:p>
          <text:p text:style-name="P154"><text:a xlink:type="simple" xlink:href="#__RefHeading__15295_972012461" text:style-name="Internet_20_link" text:visited-style-name="Internet_20_link">addExtension [13]<text:tab/>40</text:a></text:p>
          <text:p text:style-name="P154"><text:a xlink:type="simple" xlink:href="#__RefHeading__15297_972012461" text:style-name="Internet_20_link" text:visited-style-name="Internet_20_link">restorePrivateKey [14]<text:tab/>43</text:a></text:p>
          <text:p text:style-name="P154"><text:a xlink:type="simple" xlink:href="#__RefHeading__15299_972012461" text:style-name="Internet_20_link" text:visited-style-name="Internet_20_link">postDeleteKey [50]<text:tab/>44</text:a></text:p>
          <text:p text:style-name="P154"><text:a xlink:type="simple" xlink:href="#__RefHeading__15301_972012461" text:style-name="Internet_20_link" text:visited-style-name="Internet_20_link">postUnlockKey [51]<text:tab/>46</text:a></text:p>
          <text:p text:style-name="P154"><text:a xlink:type="simple" xlink:href="#__RefHeading__15303_972012461" text:style-name="Internet_20_link" text:visited-style-name="Internet_20_link">postUpdateKey [52]<text:tab/>47</text:a></text:p>
          <text:p text:style-name="P154"><text:a xlink:type="simple" xlink:href="#__RefHeading__15305_972012461" text:style-name="Internet_20_link" text:visited-style-name="Internet_20_link">postCloneKeyProtection [53]<text:tab/>48</text:a></text:p>
          <text:p text:style-name="P154"><text:a xlink:type="simple" xlink:href="#__RefHeading__15307_972012461" text:style-name="Internet_20_link" text:visited-style-name="Internet_20_link">enumerateKeys [70]<text:tab/>49</text:a></text:p>
          <text:p text:style-name="P154"><text:a xlink:type="simple" xlink:href="#__RefHeading__15309_972012461" text:style-name="Internet_20_link" text:visited-style-name="Internet_20_link">getKeyAttributes [71]<text:tab/>50</text:a></text:p>
          <text:p text:style-name="P154"><text:a xlink:type="simple" xlink:href="#__RefHeading__15311_972012461" text:style-name="Internet_20_link" text:visited-style-name="Internet_20_link">getKeyProtectionInfo [72]<text:tab/>51</text:a></text:p>
          <text:p text:style-name="P154"><text:a xlink:type="simple" xlink:href="#__RefHeading__15313_972012461" text:style-name="Internet_20_link" text:visited-style-name="Internet_20_link">getExtension [73]<text:tab/>53</text:a></text:p>
          <text:p text:style-name="P154"><text:a xlink:type="simple" xlink:href="#__RefHeading__15315_972012461" text:style-name="Internet_20_link" text:visited-style-name="Internet_20_link">setProperty [74]<text:tab/>54</text:a></text:p>
          <text:p text:style-name="P154"><text:a xlink:type="simple" xlink:href="#__RefHeading__15317_972012461" text:style-name="Internet_20_link" text:visited-style-name="Internet_20_link">deleteKey [80]<text:tab/>55</text:a></text:p>
          <text:p text:style-name="P154"><text:a xlink:type="simple" xlink:href="#__RefHeading__15319_972012461" text:style-name="Internet_20_link" text:visited-style-name="Internet_20_link">exportKey [81]<text:tab/>56</text:a></text:p>
          <text:p text:style-name="P154"><text:a xlink:type="simple" xlink:href="#__RefHeading__15321_972012461" text:style-name="Internet_20_link" text:visited-style-name="Internet_20_link">unlockKey [82]<text:tab/>57</text:a></text:p>
          <text:p text:style-name="P154"><text:a xlink:type="simple" xlink:href="#__RefHeading__15323_972012461" text:style-name="Internet_20_link" text:visited-style-name="Internet_20_link">changePIN [83]<text:tab/>58</text:a></text:p>
          <text:p text:style-name="P154"><text:a xlink:type="simple" xlink:href="#__RefHeading__15325_972012461" text:style-name="Internet_20_link" text:visited-style-name="Internet_20_link">setPIN [84]<text:tab/>59</text:a></text:p>
          <text:p text:style-name="P154"><text:a xlink:type="simple" xlink:href="#__RefHeading__15327_972012461" text:style-name="Internet_20_link" text:visited-style-name="Internet_20_link">signHashedData [100]<text:tab/>60</text:a></text:p>
          <text:p text:style-name="P154"><text:a xlink:type="simple" xlink:href="#__RefHeading__15329_972012461" text:style-name="Internet_20_link" text:visited-style-name="Internet_20_link">asymmetricKeyDecrypt [101]<text:tab/>61</text:a></text:p>
          <text:p text:style-name="P154"><text:a xlink:type="simple" xlink:href="#__RefHeading__15331_972012461" text:style-name="Internet_20_link" text:visited-style-name="Internet_20_link">keyAgreement [102]<text:tab/>62</text:a></text:p>
          <text:p text:style-name="P154"><text:a xlink:type="simple" xlink:href="#__RefHeading__15333_972012461" text:style-name="Internet_20_link" text:visited-style-name="Internet_20_link">performHMAC [103]<text:tab/>63</text:a></text:p>
          <text:p text:style-name="P154"><text:a xlink:type="simple" xlink:href="#__RefHeading__15335_972012461" text:style-name="Internet_20_link" text:visited-style-name="Internet_20_link">symmetricKeyEncrypt [104]<text:tab/>64</text:a></text:p>
          <text:p text:style-name="P154"><text:a xlink:type="simple" xlink:href="#__RefHeading__66069_594490513" text:style-name="Internet_20_link" text:visited-style-name="Internet_20_link">updateFirmware [110]<text:tab/>65</text:a></text:p>
          <text:p text:style-name="P156"><text:a xlink:type="simple" xlink:href="#__RefHeading__207023_2146041088" text:style-name="Internet_20_link" text:visited-style-name="Internet_20_link">Appendix A. <text:tab/>KeyGen2 Proxy<text:tab/>66</text:a></text:p>
          <text:p text:style-name="P156"><text:a xlink:type="simple" xlink:href="#__RefHeading__15347_972012461" text:style-name="Internet_20_link" text:visited-style-name="Internet_20_link">Appendix B. <text:tab/>Sample Session<text:tab/>67</text:a></text:p>
          <text:p text:style-name="P156"><text:a xlink:type="simple" xlink:href="#__RefHeading__15349_972012461" text:style-name="Internet_20_link" text:visited-style-name="Internet_20_link">Appendix C. <text:tab/>Reference Implementation<text:tab/>67</text:a></text:p>
          <text:p text:style-name="P156"><text:a xlink:type="simple" xlink:href="#__RefHeading__15351_972012461" text:style-name="Internet_20_link" text:visited-style-name="Internet_20_link">Appendix D. <text:tab/>Remote Key Lookup<text:tab/>68</text:a></text:p>
          <text:p text:style-name="P156"><text:a xlink:type="simple" xlink:href="#__RefHeading__15353_972012461" text:style-name="Internet_20_link" text:visited-style-name="Internet_20_link">Appendix E. <text:tab/>Security Considerations<text:tab/>69</text:a></text:p>
          <text:p text:style-name="P156"><text:a xlink:type="simple" xlink:href="#__RefHeading__15355_972012461" text:style-name="Internet_20_link" text:visited-style-name="Internet_20_link">Appendix F. <text:tab/>Intellectual Property Rights<text:tab/>69</text:a></text:p>
          <text:p text:style-name="P156"><text:a xlink:type="simple" xlink:href="#__RefHeading__15357_972012461" text:style-name="Internet_20_link" text:visited-style-name="Internet_20_link">Appendix G. <text:tab/>References<text:tab/>70</text:a></text:p>
          <text:p text:style-name="P156"><text:a xlink:type="simple" xlink:href="#__RefHeading__15359_972012461" text:style-name="Internet_20_link" text:visited-style-name="Internet_20_link">Appendix H. <text:tab/>Acknowledgments<text:tab/>72</text:a></text:p>
          <text:p text:style-name="P156"><text:a xlink:type="simple" xlink:href="#__RefHeading__15361_972012461" text:style-name="Internet_20_link" text:visited-style-name="Internet_20_link">Appendix I. <text:tab/>Author<text:tab/>72</text:a></text:p>
          <text:p text:style-name="P156"><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60"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59"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59"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0"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59"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60"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61"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59"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59"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9"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57"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60"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 and </text:span><text:span text:style-name="CrossRef"><text:span text:style-name="T93"><text:reference-ref text:reference-format="text" text:ref-name="sign.prov.sess.data">signProvisioningSessionData</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58"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80"><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40327260" text:style-name="L1">
        <text:list-item>
          <text:p text:style-name="P167"><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67"><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67">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67"><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7"><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60"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59"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66"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66"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0331318" text:style-name="L2">
              <text:list-item>
                <text:p text:style-name="P176">Generate a for this SKS <text:span text:style-name="T2">unique</text:span> <text:span text:style-name="T104">ClientSessionID</text:span></text:p>
              </text:list-item>
              <text:list-item>
                <text:p text:style-name="P169">Output <text:span text:style-name="T104">ClientSessionID</text:span></text:p>
              </text:list-item>
              <text:list-item>
                <text:p text:style-name="P169">Generate an <text:span text:style-name="T2">ephemeral</text:span> ECDH key-pair <text:span text:style-name="T104">EKP</text:span> using <text:span text:style-name="T2">the same named curve</text:span> as <text:span text:style-name="T104">ServerEphemeralKey</text:span></text:p>
              </text:list-item>
              <text:list-item>
                <text:p text:style-name="P168">Output <text:span text:style-name="T110">ClientEphemeralKey</text:span> = <text:span text:style-name="T112">EKP.PublicKey</text:span></text:p>
              </text:list-item>
              <text:list-item>
                <text:p text:style-name="P169">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70">Define internal variable: byte[32] <text:reference-mark-start text:name="sess.key"/><text:span text:style-name="T104">SessionKey</text:span><text:reference-mark-end text:name="sess.key"/></text:p>
              </text:list-item>
              <text:list-item>
                <text:p text:style-name="P171">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72"><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79">Define internal variable: short <text:reference-mark-start text:name="mac.seq.cnt"/><text:span text:style-name="T104">MACSequenceCounter</text:span><text:reference-mark-end text:name="mac.seq.cnt"/> and set it to <text:span text:style-name="T2">zero</text:span></text:p>
              </text:list-item>
              <text:list-item>
                <text:p text:style-name="P179"><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80">Output <text:span text:style-name="T104">ProvisioningHandle</text:span></text:p>
              </text:list-item>
            </text:list>
            <text:p text:style-name="P130"><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0342903" text:continue-numbering="true" text:style-name="L2">
              <text:list-item>
                <text:p text:style-name="P182">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79">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81"><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2"><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ServerEphemeralKey</text:span><text:span text:style-name="T122">&gt;<text:line-break/> <text:s text:c="3"/>&lt;</text:span><text:span text:style-name="T37">KeyManagementKey</text:span><text:span text:style-name="T122">&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2"><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4"/>&lt;/</text:span><text:span text:style-name="T37">DeviceCertificatePath</text:span><text:span text:style-name="T122">&gt;</text:span></text:p>
            <text:p text:style-name="P72"><text:span text:style-name="T122"><text:s text:c="4"/>&lt;</text:span><text:span text:style-name="T131">ds</text:span><text:span text:style-name="T122">:</text:span><text:span text:style-name="T37">Signature</text:span><text:span text:style-name="T122">&gt; </text:span></text:p>
            <text:p text:style-name="P72"><text:span text:style-name="T122"><text:s text:c="8"/>&lt;</text:span><text:span text:style-name="T135">ds</text:span><text:span text:style-name="T37">:SignedInfo</text:span><text:span text:style-name="T122">&gt; </text:span></text:p>
            <text:p text:style-name="P72"><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2"><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2"><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2"><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2"><text:span text:style-name="T122"><text:s text:c="12"/>&lt;/</text:span><text:span text:style-name="T131">ds</text:span><text:span text:style-name="T122">:</text:span><text:span text:style-name="T37">Reference</text:span><text:span text:style-name="T122">&gt; </text:span></text:p>
            <text:p text:style-name="P72"><text:span text:style-name="T122"><text:s text:c="8"/>&lt;/</text:span><text:span text:style-name="T131">ds</text:span><text:span text:style-name="T122">:</text:span><text:span text:style-name="T37">SignedInfo</text:span><text:span text:style-name="T122">&gt; </text:span></text:p>
            <text:p text:style-name="P72"><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2"><text:span text:style-name="T122"><text:s text:c="8"/>&lt;</text:span><text:span text:style-name="T131">ds</text:span><text:span text:style-name="T122">:</text:span><text:span text:style-name="T37">KeyInfo</text:span><text:span text:style-name="T122">&gt;</text:span></text:p>
            <text:p text:style-name="P72"><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2"><text:span text:style-name="T122"><text:s text:c="8"/>&lt;/</text:span><text:span text:style-name="T131">ds</text:span><text:span text:style-name="T122">:</text:span><text:span text:style-name="T37">KeyInfo</text:span><text:span text:style-name="T122">&gt; </text:span></text:p>
            <text:p text:style-name="P72"><text:span text:style-name="T122"><text:s text:c="4"/>&lt;/</text:span><text:span text:style-name="T131">ds</text:span><text:span text:style-name="T122">:</text:span><text:span text:style-name="T37">Signature</text:span><text:span text:style-name="T122">&gt;</text:span></text:p>
            <text:p text:style-name="P77"/>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6"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40317641" text:continue-numbering="true" text:style-name="L2">
        <text:list-item>
          <text:p text:style-name="P177">There is an open provisioning session associated with <text:span text:style-name="T104">ProvisioningHandle</text:span></text:p>
        </text:list-item>
        <text:list-item>
          <text:p text:style-name="P168">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68"><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7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4"/>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66"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66"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66"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6"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6"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6"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2"><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2"><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1"><text:reference-mark-start text:name="key-spec"/><text:span text:style-name="T107">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3"><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7"><text:span text:style-name="T68">if (</text:span><text:span text:style-name="T110">PINPolicyHandle</text:span><text:span text:style-name="T68"> == 0) <text:s text:c="3"/>// No PIN or device PIN</text:span></text:p>
      <text:p text:style-name="P128"><text:s text:c="2"/>{</text:p>
      <text:p text:style-name="P127"><text:span text:style-name="T68"><text:s text:c="5"/></text:span><text:span text:style-name="T110">PINValue</text:span><text:span text:style-name="T68"> = </text:span><text:span text:style-name="T61">zero length array</text:span><text:span text:style-name="T62">;</text:span></text:p>
      <text:p text:style-name="P128"><text:s text:c="2"/>}</text:p>
      <text:p text:style-name="P127"><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2"><text:s text:c="12"/>&lt;<text:span text:style-name="T131">ds11</text:span>:<text:span text:style-name="T37">NamedCurve</text:span> <text:span text:style-name="T46">URI</text:span>="urn:oid:1.2.840.10045.3.1.7"/&gt; </text:p>
            <text:p text:style-name="P72"><text:s text:c="12"/>&lt;<text:span text:style-name="T131">ds11</text:span>:<text:span text:style-name="T37">PublicKey</text:span>&gt;BMUY+QiZdFJyzozMgQqA … ptPGNy/LcDVSXx7s/Y=&lt;/<text:span text:style-name="T131">ds11</text:span>:<text:span text:style-name="T37">PublicKey</text:span>&gt; </text:p>
            <text:p text:style-name="P72"><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66"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66"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66"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2"><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KeyGen2 treats asymmetric and symmetric keys close to identically for provisioning, management and user-selection operations. <text:s/>S</text:span><text:span text:style-name="T62">ee </text:span><text:span text:style-name="CrossRef"><text:span text:style-name="T93"><text:reference-ref text:reference-format="text" text:ref-name="poi.ops">Remote Key Lookup</text:reference-ref></text:span></text:span><text:span text:style-name="T62">.</text:span></text:p>
      <text:h text:style-name="P166"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3">xs</text:span><text:span text:style-name="T68">:</text:span><text:span text:style-name="T40">element </text:span><text:span text:style-name="T49">name</text:span><text:span text:style-name="T68">="PropertyBag"&gt; </text:span></text:p>
            <text:p text:style-name="P122"><text:span text:style-name="T68"><text:s text:c="6"/>&lt;</text:span><text:span text:style-name="T133">xs</text:span><text:span text:style-name="T68">:</text:span><text:span text:style-name="T40">complexType</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2"><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3">xs</text:span><text:span text:style-name="T68">:</text:span><text:span text:style-name="T40">complexType</text:span><text:span text:style-name="T68">&gt; </text:span></text:p>
            <text:p text:style-name="P125"/>
            <text:p text:style-name="P122"><text:span text:style-name="T68"><text:s text:c="18"/></text:span><text:span text:style-name="T146">&lt;!-- The unique name of the property --&gt;</text:span><text:span text:style-name="T68">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7">xs</text:span>:<text:span text:style-name="T42">simpleType</text:span>&gt;</text:p>
            <text:p text:style-name="P122"><text:s text:c="24"/>&lt;<text:span text:style-name="T137">xs</text:span>:<text:span text:style-name="T42">restriction</text:span> <text:span text:style-name="T51">base</text:span>="<text:span text:style-name="T136">xs</text:span>:string"&gt;</text:p>
            <text:p text:style-name="P122"><text:s text:c="27"/>&lt;<text:span text:style-name="T137">xs</text:span>:<text:span text:style-name="T42">minLength</text:span> <text:span text:style-name="T51">value</text:span>="1"/&gt;</text:p>
            <text:p text:style-name="P122"><text:s text:c="27"/>&lt;<text:span text:style-name="T137">xs</text:span>:<text:span text:style-name="T42">maxLength</text:span> <text:span text:style-name="T51">value</text:span>="100"/&gt;</text:p>
            <text:p text:style-name="P122"><text:s text:c="24"/>&lt;/<text:span text:style-name="T137">xs</text:span>:<text:span text:style-name="T42">restriction</text:span>&gt;</text:p>
            <text:p text:style-name="P122"><text:s text:c="21"/>&lt;/<text:span text:style-name="T137">xs</text:span>:<text:span text:style-name="T42">simpleType</text:span>&gt;</text:p>
            <text:p text:style-name="P123"><text:span text:style-name="T147"><text:s text:c="18"/>&lt;/</text:span><text:span text:style-name="T138">xs</text:span><text:span text:style-name="T147">:</text:span><text:span text:style-name="T44">attribute</text:span><text:span text:style-name="T147">&gt;</text:span></text:p>
            <text:p text:style-name="P123"/>
            <text:p text:style-name="P122"><text:span text:style-name="T68"><text:s text:c="18"/></text:span><text:span text:style-name="T146">&lt;!-- The value of the property --&gt;</text:span><text:span text:style-name="T68"> </text:span></text:p>
            <text:p text:style-name="P122"><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5"/>
            <text:p text:style-name="P122"><text:span text:style-name="T68"><text:s text:c="18"/></text:span><text:span text:style-name="T146">&lt;!-- By default values are read-only but they may be <text:s/>declared as read/writable as well --&gt;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5"/>
            <text:p text:style-name="P122"><text:span text:style-name="T68"><text:s text:c="15"/>&lt;/</text:span><text:span text:style-name="T133">xs</text:span><text:span text:style-name="T68">:</text:span><text:span text:style-name="T40">complexType</text:span><text:span text:style-name="T68">&gt; </text:span></text:p>
            <text:p text:style-name="P122"><text:span text:style-name="T68"><text:s text:c="12"/>&lt;/</text:span><text:span text:style-name="T133">xs</text:span><text:span text:style-name="T68">:</text:span><text:span text:style-name="T40">element</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5"/>
            <text:p text:style-name="P122"><text:span text:style-name="T68"><text:s text:c="5"/></text:span><text:span text:style-name="T146"><text:s text:c="4"/>&lt;!-- Extension type <text:s/>--&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5"/>
            <text:p text:style-name="P122"><text:span text:style-name="T68"><text:s text:c="9"/></text:span><text:span text:style-name="T146">&lt;!-- MAC (Message Authentication Code) --&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5"/>
            <text:p text:style-name="P122"><text:span text:style-name="T68"><text:s text:c="6"/>&lt;/</text:span><text:span text:style-name="T133">xs</text:span><text:span text:style-name="T68">:</text:span><text:span text:style-name="T40">complexType</text:span><text:span text:style-name="T68">&gt; </text:span></text:p>
            <text:p text:style-name="P126"><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9"/>
      <text:p text:style-name="P118"><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40315792" text:style-name="L3">
        <text:list-item>
          <text:p text:style-name="P183"><text:span text:style-name="T68">Each </text:span><text:span text:style-name="T110">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40314286" text:continue-numbering="true" text:style-name="L3">
        <text:list-header>
          <text:p text:style-name="P184"><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5">The resulting <text:span text:style-name="T110">Property</text:span><text:span text:style-name="T68"> </text:span>objects are <text:span text:style-name="T2">concatenated</text:span> in the order they occur in the <text:span text:style-name="T110">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66"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66"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40343412" text:style-name="L4">
        <text:list-item>
          <text:p text:style-name="P173"><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73"><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73"><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73"><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66"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text:span><text:span text:style-name="T3">If</text:span><text:span text:style-name="T101"> the target key is associated with a PUK object the PUK error count </text:span><text:span text:style-name="T54">must</text:span><text:span text:style-name="T101"> be cleared as well.</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66"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66"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Text_20_body"><text:span text:style-name="T99">An inherited </text:span><text:span text:style-name="T101">custom PIN protection scheme </text:span><text:span text:style-name="T54">must</text:span><text:span text:style-name="T101"> have its grouping attribute set to </text:span><text:span text:style-name="T104">shared</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66"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3"><text:span text:style-name="T68">When </text:span><text:span text:style-name="T107">enumerateKeys</text:span><text:span text:style-name="T62"> returns with a </text:span><text:span text:style-name="T107">KeyHandle</text:span><text:span text:style-name="T62"> = 0 there are no more key objects to read.</text:span></text:p>
      <text:h text:style-name="P166"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66"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66"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66"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66"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66"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66"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66"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66"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66"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66"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66"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66"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66"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66"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40323083" text:style-name="Numbering_20_4">
        <text:list-item>
          <text:h text:style-name="P162"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4185in 0.502993904768664in)" svg:viewBox="0 0 780 436" svg:d="m0 1270589c245-308 723-136 780 279"><text:p/></draw:path><draw:path draw:style-name="gr7" draw:text-style-name="P186" svg:width="0.3091in" svg:height="0.1717in" draw:transform="skewX (0.068067840827766) rotate (-1.22085781177099) translate (0.124805294681614in 0.139011726358149in)" svg:viewBox="0 0 786 437" svg:d="m0 1261310c247-309 729-137 786 279"><text:p/></draw:path><draw:path draw:style-name="gr7" draw:text-style-name="P186" svg:width="0.5736in" svg:height="0.3949in" draw:transform="skewX (0.138230076757925) rotate (-1.18036617312473) translate (0.256204827045561in 0.527845900801993in)" svg:viewBox="0 0 1458 1004" svg:d="m0 1403034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40335669" text:continue-numbering="true" text:style-name="Numbering_20_4">
        <text:list-item>
          <text:h text:style-name="P162"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4">ProvisioningHandle</text:span><text:span text:style-name="T83">, ...</text:span> = <text:span text:style-name="CrossRef"><text:reference-ref text:reference-format="text" text:ref-name="createProvisioningSession">createProvisioningSession</text:reference-ref></text:span> (…)</text:p>
      <text:p text:style-name="P115"><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5"><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5"><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5"><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4034343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40328722" text:continue-numbering="true" text:style-name="Numbering_20_4">
        <text:list-item>
          <text:h text:style-name="P162"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40323063" text:style-name="L5">
        <text:list-item>
          <text:p text:style-name="P165">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65">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5">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65">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5">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0313756" text:continue-list="list40328722" text:style-name="Numbering_20_4">
        <text:list-item>
          <text:h text:style-name="P162"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0324742"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40322680" text:continue-numbering="true" text:style-name="Numbering_20_4">
        <text:list-item>
          <text:h text:style-name="P163"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0334094" text:continue-numbering="true" text:style-name="Numbering_20_4">
        <text:list-item>
          <text:h text:style-name="P162"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0327666" text:style-name="L6">
        <text:list-item>
          <text:p text:style-name="P174"><text:span text:style-name="T2">CT-KIP by RSA Security</text:span>: KeyGen2 format and basic operation</text:p>
        </text:list-item>
        <text:list-item>
          <text:p text:style-name="P17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4"><text:span text:style-name="T2">SCP80 by GlobalPlatform</text:span>: Secure messaging including “rolling MACs”</text:p>
        </text:list-item>
        <text:list-item>
          <text:p text:style-name="P174"><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40334530" text:continue-list="list40334094"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0323900"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0336098" text:style-name="L7">
        <text:list-item>
          <text:p text:style-name="P175">Investigating “physical presence” GPIO options</text:p>
        </text:list-item>
        <text:list-item>
          <text:p text:style-name="P175">Language check</text:p>
        </text:list-item>
        <text:list-item>
          <text:p text:style-name="P17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0, WebPKI.org, 2012-02-24<text:tab/>Page <text:page-number text:select-page="current">43</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52</meta:editing-cycles>
    <meta:editing-duration>PT32H52M23S</meta:editing-duration>
    <dc:title>Secure Key Store - API and Architecture</dc:title>
    <dc:date>2012-02-24T20:19:28.32</dc:date>
    <dc:creator>Anders Rundgren</dc:creator>
    <meta:document-statistic meta:table-count="119" meta:image-count="0" meta:object-count="6" meta:page-count="72" meta:paragraph-count="2270" meta:word-count="15112" meta:character-count="10967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